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c0c0" draw:textarea-horizontal-align="left" draw:textarea-vertical-align="top" draw:auto-grow-height="false"/>
    </style:style>
    <style:style style:name="gr2" style:family="graphic" style:parent-style-name="standard">
      <style:graphic-properties draw:fill-color="#eeeeee" draw:textarea-horizontal-align="left" draw:textarea-vertical-align="top" draw:auto-grow-height="false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-color="#ffcc99" draw:textarea-horizontal-align="left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4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0cm"/>
    </style:style>
    <style:style style:name="gr8" style:family="graphic" style:parent-style-name="standard">
      <style:graphic-properties draw:fill="solid" draw:fill-color="#cbcbff" draw:textarea-horizontal-align="justify" draw:textarea-vertical-align="middle" draw:auto-grow-height="false"/>
    </style:style>
    <style:style style:name="gr9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c5000b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63cm" svg:height="20.709cm" svg:x="13.832cm" svg:y="3.921cm">
          <text:p text:style-name="P1"><text:span text:style-name="T1">Total Unallocated Memory on GP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558cm" svg:height="7.664cm" svg:x="15.351cm" svg:y="5.147cm">
          <text:p text:style-name="P1"><text:span text:style-name="T2">Static Data (CL_MEM_READ_ONLY) (Siz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7.28110599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7.145cm" svg:height="0.635cm" svg:x="16.567cm" svg:y="6.27cm">
          <text:p text:style-name="P1"><text:span text:style-name="T3">F Samples ( X*Y*Z*S*SN*sizeof(cl_float4) 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119cm" svg:height="0.598cm" svg:x="16.593cm" svg:y="7.069cm">
          <text:p text:style-name="P1"><text:span text:style-name="T3">Theta Samples ( X*Y*Z*S*SN*sizeof(cl_float4) 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119cm" svg:height="0.595cm" svg:x="16.593cm" svg:y="7.869cm">
          <text:p text:style-name="P1"><text:span text:style-name="T3">Phi Samples ( X*Y*Z*S*SN*sizeof(cl_float4) 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119cm" svg:height="0.595cm" svg:x="16.592cm" svg:y="8.668cm">
          <text:p text:style-name="P1"><text:span text:style-name="T3">Brain Mask ( X*Y*Z*sizeof(unsigned short int) 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119cm" svg:height="0.595cm" svg:x="16.591cm" svg:y="9.467cm">
          <text:p text:style-name="P1"><text:span text:style-name="T3">Waypoint Mask(s) <text:s/>( W*X*Y*Z*sizeof(unsigned short int) 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119cm" svg:height="0.595cm" svg:x="16.59cm" svg:y="10.266cm">
          <text:p text:style-name="P1"><text:span text:style-name="T3">Exclusion Mask <text:s/>( X*Y*Z*sizeof(unsigned short int) 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119cm" svg:height="0.595cm" svg:x="16.589cm" svg:y="11.065cm">
          <text:p text:style-name="P1"><text:span text:style-name="T3">Termination Mask <text:s/>( X*Y*Z*sizeof(unsigned short int) )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18.485cm" svg:height="7.319cm" svg:x="17.821cm" svg:y="16.621cm">
            <text:p text:style-name="P1"><text:span text:style-name="T2">Dynamic Data (CL_MEM_READ_WRITE) (Size)* <text:s text:c="2"/></text:span></text:p>
            <draw:enhanced-geometry svg:viewBox="0 0 21600 21600" draw:path-stretchpoint-x="10800" draw:path-stretchpoint-y="10800" draw:text-areas="?f3 ?f4 ?f5 ?f6" draw:type="round-rectangle" draw:modifiers="1667.2811059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9.231cm" svg:height="0.818cm" svg:x="18.094cm" svg:y="23.068cm">
            <draw:text-box>
              <text:p><text:span text:style-name="T3">*per particle </text:span></text:p>
            </draw:text-box>
          </draw:frame>
        </draw:g>
        <draw:custom-shape draw:style-name="gr5" draw:text-style-name="P3" draw:layer="layout" svg:width="19.585cm" svg:height="2.794cm" svg:x="15.324cm" svg:y="13.273cm">
          <text:p text:style-name="P1"><text:span text:style-name="T2">Dynamic Data (CL_MEM_WRITE_ONLY) (Size)* <text:s text:c="2"/></text:span></text:p>
          <draw:enhanced-geometry svg:viewBox="0 0 21600 21600" draw:path-stretchpoint-x="10800" draw:path-stretchpoint-y="10800" draw:text-areas="?f3 ?f4 ?f5 ?f6" draw:type="round-rectangle" draw:modifiers="1667.28110599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052cm" svg:height="1.377cm" svg:x="16.734cm" svg:y="19.414cm">
          <draw:text-box>
            <text:p><text:span text:style-name="T4">x</text:span></text:p>
          </draw:text-box>
        </draw:frame>
        <draw:custom-shape draw:style-name="gr8" draw:text-style-name="P4" draw:layer="layout" svg:width="17.119cm" svg:height="0.556cm" svg:x="18.579cm" svg:y="18.045cm">
          <text:p text:style-name="P1"><text:span text:style-name="T3">Particle Paths <text:s/>( M*sizeof(cl_float4) ) </text:span><text:span text:style-name="T5">(OPTIONAL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19cm" svg:height="0.635cm" svg:x="18.552cm" svg:y="19.742cm">
          <text:p text:style-name="P1"><text:span text:style-name="T3">Particle Loopcheck <text:s/>( X*Y*Z*sizeof(cl_float4) /(125)) </text:span><text:span text:style-name="T5">(OPTIONAL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19cm" svg:height="0.542cm" svg:x="16.593cm" svg:y="14.685cm">
          <text:p text:style-name="P1"><text:span text:style-name="T3">Global pdf <text:s/>( X*Y*Z*sizeof(unsigned int)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19cm" svg:height="0.635cm" svg:x="18.549cm" svg:y="18.807cm">
          <text:p text:style-name="P1"><text:span text:style-name="T3">Individual pdf <text:s/>(X*Y*Z)*sizeof(unsigned int)/32 (binary mask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19cm" svg:height="0.635cm" svg:x="18.552cm" svg:y="20.585cm">
          <text:p text:style-name="P1"><text:span text:style-name="T3">Waypoint Mask Check ( W*sizeof(unsigned short int) ) </text:span><text:span text:style-name="T5">(OPTIONAL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159cm" svg:height="2.667cm" svg:x="14.511cm" svg:y="18.807cm">
          <text:p text:style-name="P1"><text:span text:style-name="T6">2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7.119cm" svg:height="0.542cm" svg:x="16.592cm" svg:y="11.884cm">
          <text:p text:style-name="P1"><text:span text:style-name="T3">Prefdir <text:s/>( X*Y*Z*sizeof(cl_float4) 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19cm" svg:height="0.635cm" svg:x="18.549cm" svg:y="21.447cm">
          <text:p text:style-name="P1"><text:span text:style-name="T3">Struct Particle (8xsizeof(ulong) + 2x4xsizeof(float)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19cm" svg:height="0.635cm" svg:x="18.549cm" svg:y="22.282cm">
          <text:p text:style-name="P1"><text:span text:style-name="T3">Particle Done (1x sizeof(unsigned short int)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6:46:40.936000000</meta:creation-date>
    <dc:date>2014-04-07T19:22:05.184000000</dc:date>
    <meta:editing-duration>PT4H54M</meta:editing-duration>
    <meta:editing-cycles>16</meta:editing-cycles>
    <meta:generator>LibreOffice/4.1.0.4$Windows_x86 LibreOffice_project/89ea49ddacd9aa532507cbf852f2bb22b1ace28</meta:generator>
    <meta:document-statistic meta:object-count="23"/>
  </office:meta>
</office:document-meta>
</file>